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</office:font-face-decls>
  <office:automatic-styles>
    <style:style style:name="P1" style:family="paragraph" style:parent-style-name="Standard">
      <style:text-properties officeooo:rsid="0001503a" officeooo:paragraph-rsid="0001503a"/>
    </style:style>
    <style:style style:name="P2" style:family="paragraph" style:parent-style-name="Standard">
      <style:text-properties officeooo:rsid="0002ed87" officeooo:paragraph-rsid="0002ed87"/>
    </style:style>
    <style:style style:name="P3" style:family="paragraph" style:parent-style-name="Standard">
      <style:text-properties style:font-name="Nimbus Mono PS" officeooo:rsid="0002ed87" officeooo:paragraph-rsid="0002ed87"/>
    </style:style>
    <style:style style:name="P4" style:family="paragraph" style:parent-style-name="Standard">
      <style:text-properties officeooo:rsid="000466c4" officeooo:paragraph-rsid="000466c4"/>
    </style:style>
    <style:style style:name="T1" style:family="text">
      <style:text-properties officeooo:rsid="0001503a"/>
    </style:style>
    <style:style style:name="T2" style:family="text">
      <style:text-properties officeooo:rsid="0002ed87"/>
    </style:style>
    <style:style style:name="T3" style:family="text">
      <style:text-properties officeooo:rsid="000466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ructura del proyecto Java</text:p>
      <text:p text:style-name="P2"/>
      <text:p text:style-name="P3">TextoASubtitulosSRT </text:p>
      <text:p text:style-name="P3">|-src</text:p>
      <text:p text:style-name="P3">|-main.java</text:p>
      <text:p text:style-name="P3">|-src-python</text:p>
      <text:p text:style-name="P3">|-doc-publico</text:p>
      <text:p text:style-name="P3">|-python</text:p>
      <text:p text:style-name="P3">| |-coqui-venv</text:p>
      <text:p text:style-name="P3">|-salida-srt</text:p>
      <text:p text:style-name="P3">|-salida-wav</text:p>
      <text:p text:style-name="P3"/>
      <text:p text:style-name="P2"><text:tab/></text:p>
      <text:p text:style-name="P1">Instalar Python</text:p>
      <text:p text:style-name="P1"/>
      <text:p text:style-name="P1">Estando en la carpeta raíz del proyecto Java: /eclipse-workspaceSE/TextoASubtitulos</text:p>
      <text:p text:style-name="P1"/>
      <text:p text:style-name="P1">$ mkdir python</text:p>
      <text:p text:style-name="P1">$ cd python</text:p>
      <text:p text:style-name="P1">$ python3 -m venv coqui-venv</text:p>
      <text:p text:style-name="P2">$ cd ..</text:p>
      <text:p text:style-name="P1">$ source <text:span text:style-name="T2">pyhton/</text:span>coqui-venv/bin/activate</text:p>
      <text:p text:style-name="P1"/>
      <text:p text:style-name="P2">El pront de Linux cambiará a: (coqui-venv) …/<text:span text:style-name="T1">TextoASubtitulos</text:span> $</text:p>
      <text:p text:style-name="P2"/>
      <text:p text:style-name="P2">Instalar Coqui TTS y dependencias, con el entorno virtual Python activado</text:p>
      <text:p text:style-name="P2"/>
      <text:p text:style-name="P2">Esto instala la CLI y librerías de síntesis de voz de Coqui:</text:p>
      <text:p text:style-name="P2"/>
      <text:p text:style-name="P2">$ pip3 install TTS soundfile</text:p>
      <text:p text:style-name="P2"/>
      <text:p text:style-name="P2">Ver modelos disponibles (opcional)</text:p>
      <text:p text:style-name="P2"/>
      <text:p text:style-name="P2">$ tts --list_models</text:p>
      <text:p text:style-name="P2"/>
      <text:p text:style-name="P2">Verificar que figuran en la salida los siguientes modelos o tomar nota de los modelos existentes en español o el lenguaje deseado:</text:p>
      <text:p text:style-name="P2"/>
      <text:p text:style-name="P2">tts_models/es/css10/vits → Español, buena calidad</text:p>
      <text:p text:style-name="P2">tts_models/es/mai/tacotron2-DDC → Otra voz en español</text:p>
      <text:p text:style-name="P1"/>
      <text:p text:style-name="P1">Probar síntesis rápida desde consola</text:p>
      <text:p text:style-name="P1"/>
      <text:p text:style-name="P1">tts --model_name tts_models/es/css10/vits --text "Hola, este es un texto de prueba." --out_path <text:span text:style-name="T3">salida-wav/</text:span>prueba.wav</text:p>
      <text:p text:style-name="P1"/>
      <text:p text:style-name="P1"><text:span text:style-name="T3">El archivo </text:span>coqui_script.py <text:span text:style-name="T3">ubicado en la carpeta src-python convertirá texto a voz </text:span></text:p>
      <text:p text:style-name="P1"/>
      <text:p text:style-name="P4">Forma de usar el archivo coqui_script.py</text:p>
      <text:p text:style-name="P4"/>
      <text:p text:style-name="P4">$ python3 src-python/coqui_script.py "Prueba de texto a voz."</text:p>
      <text:p text:style-name="P4"/>
      <text:p text:style-name="P4"><text:soft-page-break/>Script Python normalizar_volume.py para normalizar la voz generada</text:p>
      <text:p text:style-name="P4"/>
      <text:p text:style-name="P4">Instalar la librería FFmpeg </text:p>
      <text:p text:style-name="P4"/>
      <text:p text:style-name="P4">Comando para usar el script <text:s/>normalizar_volume.py</text:p>
      <text:p text:style-name="P4"/>
      <text:p text:style-name="P4">$ python3 src-python/normalizar_volume.py salida-wav/coqui_output.wav</text:p>
      <text:p text:style-name="P4"/>
      <text:p text:style-name="P4">Generará el archivo normalized_output.wav normalizado entre 1 y -1 <text:s/>en los niveles de sonido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9:09:08.157369881</meta:creation-date>
    <meta:generator>LibreOffice/7.6.7.2$Linux_X86_64 LibreOffice_project/dd47e4b30cb7dab30588d6c79c651f218165e3c5</meta:generator>
    <dc:date>2025-07-12T18:41:20.456266523</dc:date>
    <meta:editing-duration>PT56M17S</meta:editing-duration>
    <meta:editing-cycles>3</meta:editing-cycles>
    <meta:document-statistic meta:table-count="0" meta:image-count="0" meta:object-count="0" meta:page-count="2" meta:paragraph-count="37" meta:word-count="203" meta:character-count="1484" meta:non-whitespace-character-count="1315"/>
  </office:meta>
</office:document-meta>
</file>